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EnvUtils.findInDir( String dirName , String command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vaEnvUtils.isJava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EnvUtils.isAtLeastJavaVersion(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EnvUtils.getJdkExecutable( String comman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avaEnvUtils.getJrePackag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EnvUtils.getJrePackageTestCase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JavaEnvUtils.isKaff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EnvUtils.getJreExecutable( String comman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avaEnvUtils.createVmsJavaOptionFile( String [ ] c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avaEnvUtils.getJavaVersio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EnvUtils.JavaEnv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vaEnvUtils.getJavaHo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EnvUtils.getJava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EnvUtils.buildJrePackage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JavaEnvUtils.addExtension( String comma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